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Cambria Math" svg:font-family="'Cambria Math'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0cm" table:align="left" style:may-break-between-rows="true" style:writing-mode="lr-tb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A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1.B5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" style:family="table">
      <style:table-properties style:width="17cm" fo:margin-left="0cm" table:align="left" style:may-break-between-rows="true" style:writing-mode="lr-tb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.B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.B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.A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.B3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.A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.B4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43531" officeooo:paragraph-rsid="0019cb1a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9e1e4" officeooo:paragraph-rsid="0019e1e4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13b0a7"/>
    </style:style>
    <style:style style:name="P8" style:family="paragraph" style:parent-style-name="Standard">
      <style:paragraph-properties fo:line-height="100%" fo:text-align="start" style:justify-single-word="false"/>
      <style:text-properties officeooo:rsid="0013b0a7" officeooo:paragraph-rsid="0013b0a7"/>
    </style:style>
    <style:style style:name="P9" style:family="paragraph" style:parent-style-name="Standard" style:list-style-name="L3">
      <style:paragraph-properties fo:line-height="100%" fo:text-align="start" style:justify-single-word="false"/>
      <style:text-properties officeooo:rsid="00143531" officeooo:paragraph-rsid="00143531"/>
    </style:style>
    <style:style style:name="P10" style:family="paragraph" style:parent-style-name="Standard">
      <style:paragraph-properties fo:line-height="100%" fo:text-align="start" style:justify-single-word="false"/>
      <style:text-properties officeooo:rsid="00143531" officeooo:paragraph-rsid="00143531"/>
    </style:style>
    <style:style style:name="P11" style:family="paragraph" style:parent-style-name="Standard">
      <style:paragraph-properties fo:line-height="100%" fo:text-align="start" style:justify-single-word="false"/>
      <style:text-properties officeooo:rsid="00143531" officeooo:paragraph-rsid="0019cb1a"/>
    </style:style>
    <style:style style:name="P12" style:family="paragraph" style:parent-style-name="Standard">
      <style:paragraph-properties fo:line-height="100%" fo:text-align="start" style:justify-single-word="false"/>
      <style:text-properties officeooo:rsid="00143531" officeooo:paragraph-rsid="0019e1e4"/>
    </style:style>
    <style:style style:name="P13" style:family="paragraph" style:parent-style-name="Standard">
      <style:paragraph-properties fo:line-height="100%" fo:text-align="start" style:justify-single-word="false"/>
      <style:text-properties officeooo:rsid="0019cb1a" officeooo:paragraph-rsid="0019cb1a"/>
    </style:style>
    <style:style style:name="P14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43531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cb1a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19e1e4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1c1f1a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style:text-underline-style="solid" style:text-underline-type="double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style:text-underline-style="solid" style:text-underline-type="double" style:text-underline-width="auto" style:text-underline-color="font-color" fo:font-weight="normal" officeooo:rsid="001c1f1a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style:text-underline-style="solid" style:text-underline-type="double" style:text-underline-width="auto" style:text-underline-color="font-color" fo:font-weight="normal" officeooo:rsid="0019cb1a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Cambria Math" fo:font-size="12pt" fo:font-weight="normal" fo:background-color="transparent" loext:char-shading-value="0" style:font-name-asian="Cambria Math" style:font-name-complex="Cambria Math"/>
    </style:style>
    <style:style style:name="T10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11" style:family="text">
      <style:text-properties style:font-name="Liberation Serif" fo:font-size="12pt" style:font-name-asian="Liberation Serif" style:font-name-complex="Liberation Serif"/>
    </style:style>
    <style:style style:name="T12" style:family="text">
      <style:text-properties style:font-name="Liberation Serif" fo:font-size="12pt" officeooo:rsid="0019cb1a" style:font-name-asian="Liberation Serif" style:font-name-complex="Liberation Serif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)</text:p>
      <text:p text:style-name="P2">1)</text:p>
      <text:p text:style-name="P1"><text:span text:style-name="T9">→</text:span><text:span text:style-name="T1"> Le port console se trouve derrière le routeur, la couleur associée est le « bleu », nous allons utiliser le câble plat type série</text:span></text:p>
      <text:p text:style-name="P1"><text:span text:style-name="T9">→</text:span><text:span text:style-name="T1"> <text:tab/></text:span><text:span text:style-name="T9">→</text:span><text:span text:style-name="T1"> sur 1700 : 10bt ethernet 10/100 ethernet, 10bt ethernet </text:span></text:p>
      <text:p text:style-name="P1"><text:span text:style-name="T1"><text:tab/></text:span><text:span text:style-name="T9">→</text:span><text:span text:style-name="T1"> sur 2800 : fe0 fe0/1 fe/0/0</text:span></text:p>
      <text:p text:style-name="P1"><text:span text:style-name="T9">→</text:span><text:span text:style-name="T1"> les prises sont numéroté de 1 à 24. chacune peut faire du ethernet et fastethernet</text:span></text:p>
      <text:p text:style-name="P2">2)</text:p>
      <text:p text:style-name="P1"><text:span text:style-name="T9">→</text:span><text:span text:style-name="T1"> Sur linux : minicom | sur windows : putty</text:span></text:p>
      <text:p text:style-name="P1"><text:span text:style-name="T9">→</text:span><text:span text:style-name="T1"> </text:span></text:p>
      <text:list xml:id="list473287157" text:style-name="L1">
        <text:list-item>
          <text:p text:style-name="P14">Vitesse : 9600 bauds</text:p>
        </text:list-item>
        <text:list-item>
          <text:p text:style-name="P14">nombre bits de données : 8bits </text:p>
        </text:list-item>
        <text:list-item>
          <text:p text:style-name="P14">nombre de bits de stop : 1 </text:p>
        </text:list-item>
        <text:list-item>
          <text:p text:style-name="P14">gestion de la partité : non</text:p>
        </text:list-item>
        <text:list-item>
          <text:p text:style-name="P14">gestion du contrôle de flux logiciel ou materiel : non</text:p>
        </text:list-item>
      </text:list>
      <text:p text:style-name="P3"/>
      <text:p text:style-name="P2">6)5)</text:p>
      <text:p text:style-name="P2">cisco 2800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Interface physique </text:p>
          </table:table-cell>
          <table:table-cell table:style-name="Tableau1.B1" office:value-type="string">
            <text:p text:style-name="P2">Nom dans l’interface de commande</text:p>
          </table:table-cell>
        </table:table-row>
        <table:table-row>
          <table:table-cell table:style-name="Tableau1.A2" office:value-type="string">
            <text:p text:style-name="P2">Fe 0</text:p>
          </table:table-cell>
          <table:table-cell table:style-name="Tableau1.B2" office:value-type="string">
            <text:p text:style-name="P2">FastEthernet 0/0/0</text:p>
          </table:table-cell>
        </table:table-row>
        <table:table-row>
          <table:table-cell table:style-name="Tableau1.A3" office:value-type="string">
            <text:p text:style-name="P2">Fe 0/1</text:p>
          </table:table-cell>
          <table:table-cell table:style-name="Tableau1.B3" office:value-type="string">
            <text:p text:style-name="P2">FastEthernet 0/1</text:p>
          </table:table-cell>
        </table:table-row>
        <table:table-row>
          <table:table-cell table:style-name="Tableau1.A4" office:value-type="string">
            <text:p text:style-name="P2">Fe 0/0</text:p>
          </table:table-cell>
          <table:table-cell table:style-name="Tableau1.B4" office:value-type="string">
            <text:p text:style-name="P2">FastEthernet 0/0</text:p>
          </table:table-cell>
        </table:table-row>
        <table:table-row>
          <table:table-cell table:style-name="Tableau1.A5" office:value-type="string">
            <text:p text:style-name="P2">Serial</text:p>
          </table:table-cell>
          <table:table-cell table:style-name="Tableau1.B5" office:value-type="string">
            <text:p text:style-name="P2">Serial0/3/0</text:p>
          </table:table-cell>
        </table:table-row>
      </table:table>
      <text:p text:style-name="P3"/>
      <text:p text:style-name="P2">Cisco 1700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Interface physique </text:p>
          </table:table-cell>
          <table:table-cell table:style-name="Tableau2.B1" office:value-type="string">
            <text:p text:style-name="P2">Nom dans l’interface de commande</text:p>
          </table:table-cell>
        </table:table-row>
        <table:table-row>
          <table:table-cell table:style-name="Tableau2.A2" office:value-type="string">
            <text:p text:style-name="P2">10BT Ethernet G</text:p>
          </table:table-cell>
          <table:table-cell table:style-name="Tableau2.B2" office:value-type="string">
            <text:p text:style-name="P2">Ethernet0</text:p>
          </table:table-cell>
        </table:table-row>
        <table:table-row>
          <table:table-cell table:style-name="Tableau2.A3" office:value-type="string">
            <text:p text:style-name="P2">10BT Ethernet D</text:p>
          </table:table-cell>
          <table:table-cell table:style-name="Tableau2.B3" office:value-type="string">
            <text:p text:style-name="P2">Ethernet1</text:p>
          </table:table-cell>
        </table:table-row>
        <table:table-row>
          <table:table-cell table:style-name="Tableau2.A4" office:value-type="string">
            <text:p text:style-name="P2">10/100BT Ethernet</text:p>
          </table:table-cell>
          <table:table-cell table:style-name="Tableau2.B4" office:value-type="string">
            <text:p text:style-name="P2">FastEthernet0</text:p>
          </table:table-cell>
        </table:table-row>
      </table:table>
      <text:p text:style-name="P3"/>
      <text:p text:style-name="P2">6)6)</text:p>
      <text:p text:style-name="P1"><text:span text:style-name="T9">→</text:span><text:span text:style-name="T1"> &gt;en</text:span></text:p>
      <text:p text:style-name="P1"><text:span text:style-name="T9">→</text:span><text:span text:style-name="T1"> # conf t</text:span></text:p>
      <text:p text:style-name="P1"><text:span text:style-name="T9">→</text:span><text:span text:style-name="T1"> (config)#</text:span></text:p>
      <text:p text:style-name="P1"><text:span text:style-name="T9">→</text:span><text:span text:style-name="T1"> (config-if)#</text:span></text:p>
      <text:p text:style-name="P1"><text:span text:style-name="T9">→</text:span><text:span text:style-name="T1"> (config-if)# shutdown</text:span></text:p>
      <text:p text:style-name="P1"><text:span text:style-name="T9">→</text:span><text:span text:style-name="T1"> (config-if)# ip address 1.2.3.4 255.255.0.0</text:span></text:p>
      <text:p text:style-name="P1"><text:span text:style-name="T9">→</text:span><text:span text:style-name="T1"> (config-if)# no ip address 1.2.3.4 255.255.0.0</text:span></text:p>
      <text:p text:style-name="P2">6)7)</text:p>
      <text:p text:style-name="P1"><text:span text:style-name="T9">→</text:span><text:span text:style-name="T1"> sh start</text:span></text:p>
      <text:p text:style-name="P1"><text:span text:style-name="T9">→</text:span><text:span text:style-name="T1"> inactives</text:span></text:p>
      <text:p text:style-name="P1"><text:span text:style-name="T9">→</text:span><text:span text:style-name="T1"> no ip address</text:span></text:p>
      <text:p text:style-name="P2">6)8)</text:p>
      <text:p text:style-name="P1"><text:span text:style-name="T9">→</text:span><text:span text:style-name="T1"> #reload</text:span></text:p>
      <text:p text:style-name="P2">II)</text:p>
      <text:p text:style-name="P2">1)</text:p>
      <text:p text:style-name="P1"><text:span text:style-name="T9">→</text:span><text:span text:style-name="T1"> masque en 24 comme ça il y a 8bits pour le représentation machine.</text:span></text:p>
      <text:p text:style-name="P1"><text:span text:style-name="T9">→</text:span><text:span text:style-name="T1"> 256 réseaux ip différents.</text:span></text:p>
      <text:p text:style-name="P1"><text:span text:style-name="T9">→</text:span><text:span text:style-name="T1"> réseau 1 : 10.1.0.0/24 réseau 2 : 10.1.255.0/24</text:span></text:p>
      <text:p text:style-name="P1"><text:span text:style-name="T1"/></text:p>
      <text:p text:style-name="P8"><text:span text:style-name="T1">III)</text:span></text:p>
      <text:p text:style-name="P8"><text:span text:style-name="T1">1)</text:span></text:p>
      <text:p text:style-name="P8"><text:soft-page-break/><text:span text:style-name="T1">→ ip flush </text:span><text:span text:style-name="T2">dev </text:span><text:span text:style-name="T1">eth0 | ip addr </text:span><text:span text:style-name="T2">add </text:span><text:span text:style-name="T1">10.1.0.1/</text:span><text:span text:style-name="T2">24 dev eth0</text:span></text:p>
      <text:p text:style-name="P7"><text:span text:style-name="T2">→ </text:span></text:p>
      <text:list xml:id="list2325421692" text:style-name="L3">
        <text:list-item>
          <text:p text:style-name="P9"><text:span text:style-name="T1"># conf t</text:span></text:p>
        </text:list-item>
        <text:list-item>
          <text:p text:style-name="P9"><text:span text:style-name="T1">(config)# int fastethernet0/1</text:span></text:p>
        </text:list-item>
        <text:list-item>
          <text:p text:style-name="P9"><text:span text:style-name="T1">(config-if)# ip address 10.1.0.254 255.255.255.0</text:span></text:p>
        </text:list-item>
        <text:list-item>
          <text:p text:style-name="P9"><text:span text:style-name="T1">(config-if)# no shutdown</text:span></text:p>
        </text:list-item>
        <text:list-item>
          <text:p text:style-name="P9"><text:span text:style-name="T1">(config-if)# exit</text:span></text:p>
        </text:list-item>
        <text:list-item>
          <text:p text:style-name="P9"><text:span text:style-name="T1">(config)# exit</text:span></text:p>
        </text:list-item>
        <text:list-item>
          <text:p text:style-name="P9"><text:span text:style-name="T1">#</text:span></text:p>
        </text:list-item>
      </text:list>
      <text:p text:style-name="P10"><text:span text:style-name="T1">→ ping 10.1.0.254</text:span></text:p>
      <text:p text:style-name="P10"><text:span text:style-name="T1">3)</text:span></text:p>
      <text:p text:style-name="P10"><text:span text:style-name="T1">→ Line protocol on interface FastEthernet0/1 changed state to down</text:span></text:p>
      <text:p text:style-name="P10"><text:span text:style-name="T1"/></text:p>
      <text:p text:style-name="P10"><text:span text:style-name="T1">V)</text:span></text:p>
      <text:p text:style-name="P10"><text:span text:style-name="T1">2)</text:span></text:p>
      <text:p text:style-name="P10"><text:span text:style-name="T1">→ </text:span></text:p>
      <text:p text:style-name="P10"><text:span text:style-name="T1"/></text:p>
      <text:p text:style-name="P10"><text:span text:style-name="T1">&gt;en</text:span></text:p>
      <text:p text:style-name="P10"><text:span text:style-name="T1"/></text:p>
      <text:p text:style-name="P10"><text:span text:style-name="T1">--interface </text:span><text:span text:style-name="T3">Fast</text:span><text:span text:style-name="T1">Eth</text:span><text:span text:style-name="T3">ernet0/1--</text:span></text:p>
      <text:p text:style-name="P11"><text:span text:style-name="T1"># conf t</text:span></text:p>
      <text:p text:style-name="P11"><text:span text:style-name="T1">(config)# int fastethernet0/1</text:span></text:p>
      <text:p text:style-name="P11"><text:span text:style-name="T1">(config-if)# ip address 10.1.0.254 255.255.255.0</text:span></text:p>
      <text:p text:style-name="P11"><text:span text:style-name="T1">(config-if)# no shutdown</text:span></text:p>
      <text:p text:style-name="P11"><text:span text:style-name="T1">(config-if)# exit</text:span></text:p>
      <text:p text:style-name="P11"><text:span text:style-name="T3"/></text:p>
      <text:p text:style-name="P11"><text:span text:style-name="T1">--interface </text:span><text:span text:style-name="T3">Fast</text:span><text:span text:style-name="T1">E </text:span><text:span text:style-name="T7">nb</text:span><text:span text:style-name="T6">th</text:span><text:span text:style-name="T8">ernet0</text:span><text:span text:style-name="T3">/0--</text:span></text:p>
      <text:p text:style-name="P11"><text:span text:style-name="T1">(config)# int fastethernet0/</text:span><text:span text:style-name="T3">0</text:span></text:p>
      <text:p text:style-name="P11"><text:span text:style-name="T1">(config-if)# ip address 10.1.</text:span><text:span text:style-name="T4">255</text:span><text:span text:style-name="T1">.254 255.255.255.0</text:span></text:p>
      <text:p text:style-name="P11"><text:span text:style-name="T1">(config-if)# no shutdown</text:span></text:p>
      <text:p text:style-name="P11"><text:span text:style-name="T1">(config-if)# exit</text:span></text:p>
      <text:p text:style-name="P11"><text:span text:style-name="T1">(config)# exit</text:span></text:p>
      <text:p text:style-name="P4"><text:span text:style-name="T12"/></text:p>
      <text:p text:style-name="P5"><text:span text:style-name="T12"># </text:span><text:span text:style-name="T11">conf t</text:span></text:p>
      <text:p text:style-name="P5"><text:span text:style-name="T11">(config)# ip routing</text:span></text:p>
      <text:p text:style-name="P5"><text:span text:style-name="T11">(config)# exit</text:span></text:p>
      <text:p text:style-name="P5"><text:span text:style-name="T11">#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Cambria Math" svg:font-family="'Cambria Math'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05T16:43:12.004000000</dc:date>
    <meta:editing-duration>PT25M30S</meta:editing-duration>
    <meta:editing-cycles>1</meta:editing-cycles>
    <meta:document-statistic meta:table-count="2" meta:image-count="0" meta:object-count="0" meta:page-count="2" meta:paragraph-count="88" meta:word-count="331" meta:character-count="1846" meta:non-whitespace-character-count="1607"/>
    <meta:generator>LibreOffice/6.3.3.2$Windows_X86_64 LibreOffice_project/a64200df03143b798afd1ec74a12ab50359878ed</meta:generator>
  </office:meta>
</office:document-meta>
</file>